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tchDog.getOb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Mutable.FileSetMutable( File [ ]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setDela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utabl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server.on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WatchDog( Mutable &lt; T &gt; mutable ,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Mutabl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utable.hasChangedSince( Long 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serv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atchDog.get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watchFile( File file , C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SetMutable.hasChangedSince( Map &lt; File , Long &gt; 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Mutable.FileMutab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WatchD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atchDog.check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ileMut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server.on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Mutabl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WatchDog( Mutable &lt; T &gt; m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watchFiles( List &lt; File &gt; files , C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Mutable.FileSetMutable( Collection &lt; File &gt;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tchDog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serv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Mutable.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atchDog.WatchDog( Mutable &lt; T &gt; mutable , C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